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September 26, 2021 (11:28: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7T03:28:48Z</meta:creation-date>
    <dc:date>2021-09-27T03:28:48Z</dc:date>
    <meta:user-defined meta:name="date" meta:value-type="string">September  26, 2021 (11:28: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